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2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3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line-height-at-least="0.176cm">
        <style:tab-stops>
          <style:tab-stop style:position="9.049cm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9" style:family="paragraph" style:parent-style-name="Text_20_body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margin-top="0cm" fo:margin-bottom="0cm">
        <style:tab-stops>
          <style:tab-stop style:position="9.049cm"/>
        </style:tab-stops>
      </style:paragraph-properties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rame_20_contents">
      <style:text-properties style:font-name="Arial"/>
    </style:style>
    <style:style style:name="P17" style:family="paragraph" style:parent-style-name="Text_20_body"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 style:master-page-name="Standard">
      <style:paragraph-properties fo:margin-top="0cm" fo:margin-bottom="0cm" style:page-number="auto">
        <style:tab-stops>
          <style:tab-stop style:position="9.022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style:font-name="Arial" fo:font-size="11pt" style:font-size-asian="11pt" style:font-size-complex="11pt"/>
    </style:style>
    <style:style style:name="P21" style:family="paragraph" style:parent-style-name="Text_20_body">
      <style:paragraph-properties fo:margin-top="0cm" fo:margin-bottom="0cm" fo:text-align="start" style:justify-single-word="false" fo:break-before="page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it" fo:country="IT"/>
    </style:style>
    <style:style style:name="T4" style:family="text">
      <style:text-properties fo:color="#000000"/>
    </style:style>
    <style:style style:name="T5" style:family="text">
      <style:text-properties fo:color="#000000" fo:font-weight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565cm" svg:y="5.771cm" svg:width="6.775cm" draw:z-index="0">
        <draw:text-box fo:min-height="3.256cm">
          <text:p text:style-name="P16">[Adressat.Anschrift]</text:p>
        </draw:text-box>
      </draw:frame>
      <text:p text:style-name="P19"><text:tab/><text:tab/><text:span text:style-name="T5">[Mandant.Titel] [Mandant.Vorname] [Mandant.Name]</text:span><text:span text:style-name="T4"> </text:span></text:p>
      <text:p text:style-name="P13"><text:tab/><text:tab/>Facharzt für [Mandant.TarmedSpezialität]</text:p>
      <text:p text:style-name="P13"><text:tab/><text:tab/>EAN [Mandant.EAN]</text:p>
      <text:p text:style-name="P13"><text:tab/><text:tab/>ZSR-Nr. [Mandant.KSK]</text:p>
      <text:p text:style-name="P14"/>
      <text:p text:style-name="P13"><text:tab/><text:tab/>[Mandant.Strasse]</text:p>
      <text:p text:style-name="P13"><text:tab/><text:tab/>[Mandant.Plz] [Mandant.Ort]</text:p>
      <text:p text:style-name="P6"><text:tab/><text:tab/>[Mandant.E-Mail]</text:p>
      <text:p text:style-name="P12"><text:tab/><text:tab/>Tel. [Mandant.Telefon1]</text:p>
      <text:p text:style-name="P10"/>
      <text:p text:style-name="P18"/>
      <text:p text:style-name="P18"/>
      <text:p text:style-name="P5"/>
      <text:p text:style-name="P5"/>
      <text:p text:style-name="P5"/>
      <text:p text:style-name="P5"/>
      <text:p text:style-name="P5"/>
      <text:p text:style-name="P5">[Mandant.Ort], [Datum.heute]</text:p>
      <text:p text:style-name="P5"/>
      <text:p text:style-name="P5"/>
      <text:p text:style-name="P5"/>
      <text:p text:style-name="P4">Überweisung</text:p>
      <text:p text:style-name="P5"/>
      <text:p text:style-name="P5"/>
      <text:p text:style-name="P5"/>
      <text:p text:style-name="P8">[Patient:mw:Herr/Frau] [Patient.Vorname] [Patient.Name]<text:span text:style-name="T3"> ([Patient.Geschlecht]),</text:span> [Patient.Geburtsdatum]</text:p>
      <text:p text:style-name="P9">[Patient.Strasse], [Patient.Plz] [Patient.Ort]</text:p>
      <text:p text:style-name="P15">Tel1 [Patient.Telefon1], Tel2 [Patient.Telefon2], Mobil [Patient.Natel], E.Mail [Patient.E-Mail]</text:p>
      <text:p text:style-name="P9"/>
      <text:p text:style-name="P17"/>
      <text:p text:style-name="P11">[Adressat:mw:Lieber/Liebe] [Adressat.Vorname]</text:p>
      <text:p text:style-name="P5"/>
      <text:p text:style-name="P5">Gerne überweise ich dir [Patient:mw:obengenannten Patienten/obengenanntePatientin] zur fachärztlichen Untersuchung.</text:p>
      <text:p text:style-name="P5"/>
      <text:p text:style-name="P8">Aktuelles Problem:</text:p>
      <text:p text:style-name="P5"/>
      <text:p text:style-name="P5"/>
      <text:p text:style-name="P8">Verlaufseintrag:</text:p>
      <text:p text:style-name="P5">[Konsultation.Eintrag]</text:p>
      <text:p text:style-name="P5"/>
      <text:p text:style-name="P8">Persönliche Anamnese</text:p>
      <text:p text:style-name="P5">[Patient.PersAnamnese] </text:p>
      <text:p text:style-name="P5"/>
      <text:p text:style-name="P8">Diagnose</text:p>
      <text:p text:style-name="P5">[Patient.Diagnosen]</text:p>
      <text:p text:style-name="P5"/>
      <text:p text:style-name="P8">Allergien</text:p>
      <text:p text:style-name="P5">[Patient.Allergien]</text:p>
      <text:p text:style-name="P5"/>
      <text:p text:style-name="P8">Medikation</text:p>
      <text:p text:style-name="P5">[Patient.Medikation]</text:p>
      <text:p text:style-name="P5"/>
      <text:p text:style-name="P5"/>
      <text:p text:style-name="P5"><text:soft-page-break/>Freundliche Grüsse</text:p>
      <text:p text:style-name="P5"/>
      <text:p text:style-name="P5"/>
      <text:p text:style-name="P7">[Mandant.Titel] [Mandant.Vorname] [Mandant.Name]</text:p>
      <text:p text:style-name="P7">Facharzt für [Mandant.TarmedSpezialität]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2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3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43cm" fo:margin-left="0cm" fo:margin-right="0cm" fo:margin-top="0.33cm" fo:border-top="0.002cm solid #000000" fo:border-bottom="none" fo:border-left="none" fo:border-right="none" fo:padding="0cm" style:shadow="none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Header"/>
        <text:p text:style-name="Header"/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Next_20_convert_20_1" style:display-name="Next convert 1" style:page-layout-name="Mpm3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><text:span text:style-name="MT1">[Patient.Vorname] [Patient.Name] ([Patient.Geschlecht]), [Patient.Geburtsdatum</text:span><text:span text:style-name="MT2">],</text:span> [Patient.Strasse], [Patient.Plz] [Patient.Ort]</text:p>
        <text:p text:style-name="MP2">Tel1 [Patient.Telefon1], Tel2 [Patient.Telefon2], Natel [Patient.Natel], E-Mail [Patient.E-Mail]</text:p>
        <text:p text:style-name="MP3">Seite <text:page-number text:select-page="current"/> /<text:page-count>3</text:page-count></text:p>
      </style:footer>
    </style:master-page>
    <style:master-page style:name="HTML" style:page-layout-name="Mpm4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6-01-28T14:51:04</meta:creation-date>
    <dc:date>2020-10-14T15:07:45.79</dc:date>
    <dc:language>de-DE</dc:language>
    <meta:editing-cycles>73</meta:editing-cycles>
    <meta:editing-duration>PT11H37M4S</meta:editing-duration>
    <meta:print-date>2016-10-25T14:18:14.07</meta:print-date>
    <dc:creator>Leon Mosimann</dc:creator>
    <meta:document-statistic meta:table-count="0" meta:image-count="0" meta:object-count="0" meta:page-count="3" meta:paragraph-count="36" meta:word-count="104" meta:character-count="1456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